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Lohit Hindi1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New Century Schlbk" svg:font-family="'New Century Schlbk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S Mincho" svg:font-family="'MS Mincho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ula1" style:family="table">
      <style:table-properties style:width="16.002cm" fo:margin-left="-0.191cm" table:align="left" style:writing-mode="lr-tb"/>
    </style:style>
    <style:style style:name="Taula1.A" style:family="table-column">
      <style:table-column-properties style:column-width="16.002cm"/>
    </style:style>
    <style:style style:name="Taula1.1" style:family="table-row">
      <style:table-row-properties style:min-row-height="0.681cm" style:keep-together="true" fo:keep-together="auto"/>
    </style:style>
    <style:style style:name="Taula1.A1" style:family="table-cell">
      <style:table-cell-properties fo:padding-left="0.191cm" fo:padding-right="0.191cm" fo:padding-top="0cm" fo:padding-bottom="0cm" fo:border-left="0.018cm solid #000001" fo:border-right="0.018cm solid #000001" fo:border-top="0.018cm solid #00000a" fo:border-bottom="0.018cm solid #00000a"/>
    </style:style>
    <style:style style:name="Taula1.2" style:family="table-row">
      <style:table-row-properties style:min-row-height="1.612cm" style:keep-together="true" fo:keep-together="auto"/>
    </style:style>
    <style:style style:name="Taula2" style:family="table">
      <style:table-properties style:width="16.002cm" fo:margin-left="-0.191cm" table:align="left" style:writing-mode="lr-tb"/>
    </style:style>
    <style:style style:name="Taula2.A" style:family="table-column">
      <style:table-column-properties style:column-width="16.002cm"/>
    </style:style>
    <style:style style:name="Taula2.1" style:family="table-row">
      <style:table-row-properties style:min-row-height="0.681cm" style:keep-together="true" fo:keep-together="auto"/>
    </style:style>
    <style:style style:name="Taula2.A1" style:family="table-cell">
      <style:table-cell-properties fo:padding-left="0.191cm" fo:padding-right="0.191cm" fo:padding-top="0cm" fo:padding-bottom="0cm" fo:border-left="0.018cm solid #000001" fo:border-right="0.018cm solid #000001" fo:border-top="0.018cm solid #00000a" fo:border-bottom="0.018cm solid #00000a"/>
    </style:style>
    <style:style style:name="Taula2.2" style:family="table-row">
      <style:table-row-properties style:min-row-height="1.612cm" style:keep-together="true" fo:keep-together="auto"/>
    </style:style>
    <style:style style:name="Taula3" style:family="table">
      <style:table-properties style:width="16.002cm" fo:margin-left="-0.191cm" table:align="left" style:writing-mode="lr-tb"/>
    </style:style>
    <style:style style:name="Taula3.A" style:family="table-column">
      <style:table-column-properties style:column-width="16.002cm"/>
    </style:style>
    <style:style style:name="Taula3.1" style:family="table-row">
      <style:table-row-properties style:min-row-height="0.681cm" style:keep-together="true" fo:keep-together="auto"/>
    </style:style>
    <style:style style:name="Taula3.A1" style:family="table-cell">
      <style:table-cell-properties fo:padding-left="0.191cm" fo:padding-right="0.191cm" fo:padding-top="0cm" fo:padding-bottom="0cm" fo:border-left="0.018cm solid #000001" fo:border-right="0.018cm solid #000001" fo:border-top="0.018cm solid #00000a" fo:border-bottom="0.018cm solid #00000a"/>
    </style:style>
    <style:style style:name="Taula3.2" style:family="table-row">
      <style:table-row-properties style:min-row-height="1.612cm" style:keep-together="true" fo:keep-together="auto"/>
    </style:style>
    <style:style style:name="Tabla1" style:family="table">
      <style:table-properties style:width="16.002cm" fo:margin-left="-0.191cm" table:align="left" style:writing-mode="lr-tb"/>
    </style:style>
    <style:style style:name="Tabla1.A" style:family="table-column">
      <style:table-column-properties style:column-width="16.002cm"/>
    </style:style>
    <style:style style:name="Tabla1.1" style:family="table-row">
      <style:table-row-properties style:min-row-height="0.681cm" style:keep-together="true" fo:keep-together="auto"/>
    </style:style>
    <style:style style:name="Tabla1.A1" style:family="table-cell">
      <style:table-cell-properties fo:padding-left="0.191cm" fo:padding-right="0.191cm" fo:padding-top="0cm" fo:padding-bottom="0cm" fo:border-left="0.018cm solid #000001" fo:border-right="0.018cm solid #000001" fo:border-top="0.018cm solid #00000a" fo:border-bottom="0.018cm solid #00000a"/>
    </style:style>
    <style:style style:name="Tabla1.2" style:family="table-row">
      <style:table-row-properties style:min-row-height="1.612cm" style:keep-together="true" fo:keep-together="auto"/>
    </style:style>
    <style:style style:name="Tabla2" style:family="table">
      <style:table-properties style:width="16.002cm" fo:margin-left="-0.191cm" table:align="left" style:writing-mode="lr-tb"/>
    </style:style>
    <style:style style:name="Tabla2.A" style:family="table-column">
      <style:table-column-properties style:column-width="16.002cm"/>
    </style:style>
    <style:style style:name="Tabla2.1" style:family="table-row">
      <style:table-row-properties style:min-row-height="0.681cm" style:keep-together="true" fo:keep-together="auto"/>
    </style:style>
    <style:style style:name="Tabla2.A1" style:family="table-cell">
      <style:table-cell-properties fo:padding-left="0.191cm" fo:padding-right="0.191cm" fo:padding-top="0cm" fo:padding-bottom="0cm" fo:border-left="0.018cm solid #000001" fo:border-right="0.018cm solid #000001" fo:border-top="0.018cm solid #00000a" fo:border-bottom="0.018cm solid #00000a"/>
    </style:style>
    <style:style style:name="Tabla2.2" style:family="table-row">
      <style:table-row-properties style:min-row-height="1.612cm" style:keep-together="true" fo:keep-together="auto"/>
    </style:style>
    <style:style style:name="P1" style:family="paragraph" style:parent-style-name="Standard">
      <style:paragraph-properties loext:contextual-spacing="false" fo:margin-left="0.988cm" fo:margin-right="0cm" fo:margin-top="0.212cm" fo:margin-bottom="0cm" fo:text-align="center" style:justify-single-word="false" fo:text-indent="-0.988cm" style:auto-text-indent="false"/>
      <style:text-properties style:font-name="Calibri" fo:font-size="14pt" fo:language="en" fo:country="GB" fo:font-weight="bold" style:font-size-asian="14pt" style:language-asian="es" style:country-asian="ES" style:font-weight-asian="bold" style:font-size-complex="14pt"/>
    </style:style>
    <style:style style:name="P2" style:family="paragraph" style:parent-style-name="Standard">
      <style:paragraph-properties loext:contextual-spacing="false" fo:margin-left="0.988cm" fo:margin-right="0cm" fo:margin-top="0.212cm" fo:margin-bottom="0cm" fo:text-indent="-0.988cm" style:auto-text-indent="false"/>
      <style:text-properties style:font-name="Calibri" fo:language="en" fo:country="GB" style:language-asian="es" style:country-asian="ES"/>
    </style:style>
    <style:style style:name="P3" style:family="paragraph" style:parent-style-name="Standard">
      <style:paragraph-properties loext:contextual-spacing="false" fo:margin-left="0.988cm" fo:margin-right="0cm" fo:margin-top="0.212cm" fo:margin-bottom="0cm" fo:text-indent="-0.988cm" style:auto-text-indent="false"/>
      <style:text-properties style:font-name="Calibri" fo:language="en" fo:country="GB" fo:font-style="italic" style:language-asian="es" style:country-asian="ES" style:font-style-asian="italic"/>
    </style:style>
    <style:style style:name="P4" style:family="paragraph" style:parent-style-name="Standard">
      <style:paragraph-properties loext:contextual-spacing="false" fo:margin-left="0.988cm" fo:margin-right="0cm" fo:margin-top="0.212cm" fo:margin-bottom="0cm" fo:text-align="justify" style:justify-single-word="false" fo:text-indent="-0.988cm" style:auto-text-indent="false"/>
      <style:text-properties style:font-name="Calibri" fo:language="en" fo:country="GB" fo:font-style="italic" style:language-asian="es" style:country-asian="ES" style:font-style-asian="italic"/>
    </style:style>
    <style:style style:name="P5" style:family="paragraph" style:parent-style-name="Standard">
      <style:paragraph-properties loext:contextual-spacing="false" fo:margin-left="0.988cm" fo:margin-right="0cm" fo:margin-top="0.212cm" fo:margin-bottom="0cm" fo:text-indent="-0.988cm" style:auto-text-indent="false"/>
      <style:text-properties fo:language="en" fo:country="GB" style:language-asian="es" style:country-asian="ES"/>
    </style:style>
    <style:style style:name="P6" style:family="paragraph" style:parent-style-name="Standard">
      <style:paragraph-properties loext:contextual-spacing="false" fo:margin-left="0.988cm" fo:margin-right="0cm" fo:margin-top="0.212cm" fo:margin-bottom="0cm" fo:text-align="justify" style:justify-single-word="false" fo:text-indent="-0.988cm" style:auto-text-indent="false"/>
      <style:text-properties style:font-name="New Century Schlbk" fo:font-size="6pt" fo:language="en" fo:country="GB" fo:font-weight="bold" style:font-size-asian="5.25pt" style:language-asian="es" style:country-asian="ES" style:font-weight-asian="bold" style:font-size-complex="6pt"/>
    </style:style>
    <style:style style:name="P7" style:family="paragraph" style:parent-style-name="Standard">
      <style:paragraph-properties loext:contextual-spacing="false" fo:margin-left="0.988cm" fo:margin-right="0cm" fo:margin-top="0.212cm" fo:margin-bottom="0cm" fo:text-align="justify" style:justify-single-word="false" fo:text-indent="-0.988cm" style:auto-text-indent="false" fo:break-before="page"/>
      <style:text-properties style:font-name="New Century Schlbk" fo:font-size="6pt" fo:language="en" fo:country="GB" fo:font-weight="bold" style:font-size-asian="5.25pt" style:language-asian="es" style:country-asian="ES" style:font-weight-asian="bold" style:font-size-complex="6pt"/>
    </style:style>
    <style:style style:name="P8" style:family="paragraph" style:parent-style-name="Standard">
      <style:paragraph-properties loext:contextual-spacing="false" fo:margin-left="0.99cm" fo:margin-right="0cm" fo:margin-top="0.423cm" fo:margin-bottom="0cm" fo:text-align="justify" style:justify-single-word="false" fo:text-indent="-0.99cm" style:auto-text-indent="false"/>
      <style:text-properties fo:language="en" fo:country="GB" style:language-asian="es" style:country-asian="ES"/>
    </style:style>
    <style:style style:name="P9" style:family="paragraph" style:parent-style-name="Standard">
      <style:paragraph-properties loext:contextual-spacing="false" fo:margin-left="0.99cm" fo:margin-right="0cm" fo:margin-top="0.212cm" fo:margin-bottom="0cm" fo:text-align="justify" style:justify-single-word="false" fo:text-indent="-0.99cm" style:auto-text-indent="false"/>
      <style:text-properties fo:language="en" fo:country="GB" style:language-asian="es" style:country-asian="ES"/>
    </style:style>
    <style:style style:name="P10" style:family="paragraph" style:parent-style-name="Standard">
      <style:paragraph-properties loext:contextual-spacing="false" fo:margin-left="0.99cm" fo:margin-right="0cm" fo:margin-top="0.212cm" fo:margin-bottom="0cm" fo:text-align="justify" style:justify-single-word="false" fo:text-indent="-0.99cm" style:auto-text-indent="false"/>
      <style:text-properties style:font-name="Calibri" fo:font-size="6pt" fo:language="en" fo:country="GB" style:font-size-asian="5.25pt" style:language-asian="es" style:country-asian="ES" style:font-size-complex="6pt"/>
    </style:style>
    <style:style style:name="P11" style:family="paragraph" style:parent-style-name="Standard">
      <style:paragraph-properties loext:contextual-spacing="false" fo:margin-top="0.212cm" fo:margin-bottom="0cm"/>
      <style:text-properties fo:language="en" fo:country="GB" style:language-asian="es" style:country-asian="ES"/>
    </style:style>
    <style:style style:name="P12" style:family="paragraph" style:parent-style-name="Standard">
      <style:paragraph-properties loext:contextual-spacing="false" fo:margin-top="0.212cm" fo:margin-bottom="0cm"/>
      <style:text-properties style:font-name="Calibri" fo:language="en" fo:country="GB" fo:font-style="italic" style:language-asian="es" style:country-asian="ES" style:font-style-asian="italic"/>
    </style:style>
    <style:style style:name="P13" style:family="paragraph" style:parent-style-name="Standard">
      <style:paragraph-properties loext:contextual-spacing="false" fo:margin-left="0cm" fo:margin-right="0cm" fo:margin-top="0.212cm" fo:margin-bottom="0cm" fo:text-align="justify" style:justify-single-word="false" fo:text-indent="0cm" style:auto-text-indent="false"/>
      <style:text-properties style:font-name="Calibri" fo:language="en" fo:country="GB" fo:font-style="italic" style:language-asian="es" style:country-asian="ES" style:font-style-asian="italic"/>
    </style:style>
    <style:style style:name="P14" style:family="paragraph" style:parent-style-name="Standard" style:master-page-name="">
      <style:paragraph-properties loext:contextual-spacing="false" fo:margin-left="0cm" fo:margin-right="0cm" fo:margin-top="0.212cm" fo:margin-bottom="0cm" fo:text-align="justify" style:justify-single-word="false" fo:orphans="0" fo:widows="0" fo:text-indent="0cm" style:auto-text-indent="false" style:page-number="auto" style:writing-mode="lr-tb"/>
      <style:text-properties style:font-name="Calibri" fo:language="en" fo:country="GB" fo:font-style="italic" style:language-asian="es" style:country-asian="ES" style:font-style-asian="italic"/>
    </style:style>
    <style:style style:name="P15" style:family="paragraph" style:parent-style-name="Standard">
      <style:paragraph-properties loext:contextual-spacing="false" fo:margin-left="1.249cm" fo:margin-right="0cm" fo:margin-top="0.109cm" fo:margin-bottom="0cm" fo:text-align="justify" style:justify-single-word="false" fo:orphans="0" fo:widows="0" fo:text-indent="0cm" style:auto-text-indent="false" style:writing-mode="lr-tb"/>
      <style:text-properties style:font-name="Calibri" fo:language="en" fo:country="GB" fo:font-style="italic" style:language-asian="es" style:country-asian="ES" style:font-style-asian="italic"/>
    </style:style>
    <style:style style:name="P16" style:family="paragraph" style:parent-style-name="Standard" style:master-page-name="Standard">
      <style:paragraph-properties fo:margin-left="1.752cm" fo:margin-right="0cm" fo:text-align="center" style:justify-single-word="false" fo:text-indent="-1.752cm" style:auto-text-indent="false" style:page-number="auto" fo:padding-left="0cm" fo:padding-right="0cm" fo:padding-top="0cm" fo:padding-bottom="0.035cm" fo:border-left="none" fo:border-right="none" fo:border-top="none" fo:border-bottom="0.106cm solid #92cddc"/>
      <style:text-properties style:font-name="Calibri" fo:font-size="18pt" fo:language="en" fo:country="GB" fo:font-weight="bold" style:font-size-asian="18pt" style:language-asian="es" style:country-asian="ES" style:font-weight-asian="bold"/>
    </style:style>
    <style:style style:name="P17" style:family="paragraph" style:parent-style-name="Standard">
      <style:paragraph-properties loext:contextual-spacing="false" fo:margin-top="0.212cm" fo:margin-bottom="0cm"/>
      <style:text-properties style:font-name="Calibri" fo:language="en" fo:country="GB" fo:font-style="italic" style:language-asian="es" style:country-asian="ES" style:font-style-asian="italic"/>
    </style:style>
    <style:style style:name="T1" style:family="text">
      <style:text-properties style:font-name="Calibri"/>
    </style:style>
    <style:style style:name="T2" style:family="text">
      <style:text-properties style:font-name="Calibri" fo:font-weight="bold" style:font-weight-asian="bold"/>
    </style:style>
    <style:style style:name="T3" style:family="text">
      <style:text-properties style:font-name="Calibri" fo:font-style="italic" style:font-style-asian="italic"/>
    </style:style>
    <style:style style:name="T4" style:family="text">
      <style:text-properties style:font-name="Calibri" fo:font-style="italic" fo:font-weight="bold" style:font-style-asian="italic" style:font-weight-asian="bold"/>
    </style:style>
    <style:style style:name="T5" style:family="text">
      <style:text-properties style:text-position="super 58%"/>
    </style:style>
    <style:style style:name="T6" style:family="text">
      <style:text-properties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Verification document</text:p>
      <text:p text:style-name="P8"><text:span text:style-name="T2">Program or utility to verify</text:span><text:span text:style-name="T2">:</text:span><text:span text:style-name="T1"> grep</text:span></text:p>
      <text:p text:style-name="P9"><text:span text:style-name="T2">Author(s) of the program</text:span><text:span text:style-name="T2">:</text:span><text:span text:style-name="T1"> Alexander Bergareche</text:span></text:p>
      <text:p text:style-name="P9"><text:span text:style-name="T2">Author(s) of the verification document:</text:span><text:span text:style-name="T1"> Alexander Bergareche</text:span></text:p>
      <text:p text:style-name="P9"><text:span text:style-name="T2">Author(s) of the verification:</text:span><text:span text:style-name="T1"> Alexander Bergareche</text:span></text:p>
      <text:p text:style-name="P10"/>
      <table:table table:name="Taula1" table:style-name="Taula1">
        <table:table-column table:style-name="Taula1.A"/>
        <table:table-row table:style-name="Taula1.1">
          <table:table-cell table:style-name="Taula1.A1" office:value-type="string">
            <text:p text:style-name="P1">1<text:span text:style-name="T5">st</text:span> verification case</text:p>
          </table:table-cell>
        </table:table-row>
        <table:table-row table:style-name="Taula1.2">
          <table:table-cell table:style-name="Taula1.A1" office:value-type="string">
            <text:p text:style-name="P5"><text:span text:style-name="T2">Objective</text:span><text:span text:style-name="T1">:</text:span><text:span text:style-name="T3"> Missing both parameters</text:span></text:p>
            <text:p text:style-name="P5"><text:span text:style-name="T2">Input</text:span><text:span text:style-name="T1">:</text:span><text:span text:style-name="T3"> grep</text:span></text:p>
            <text:p text:style-name="P11"><text:span text:style-name="T2">Previewed output</text:span><text:span text:style-name="T1">:</text:span></text:p>
            <text:p text:style-name="P12">Missing parameters.</text:p>
            <text:p text:style-name="P12">Usage: grep &lt;file&gt; &lt;needle&gt;</text:p>
            <text:p text:style-name="P5"><text:span text:style-name="T2">Verification output</text:span><text:span text:style-name="T1">: </text:span></text:p>
            <text:p text:style-name="P2">Missing parameters.</text:p>
            <text:p text:style-name="P2">Usage: grep &lt;file&gt; &lt;needle&gt;</text:p>
            <text:p text:style-name="P5"><text:span text:style-name="T4">Explanation</text:span><text:span text:style-name="T3">: We require two parameters, the “file” <text:s/>and “needle” (text we are searching).</text:span></text:p>
            <text:p text:style-name="P3"/>
          </table:table-cell>
        </table:table-row>
      </table:table>
      <text:p text:style-name="P6"/>
      <table:table table:name="Taula2" table:style-name="Taula2">
        <table:table-column table:style-name="Taula2.A"/>
        <table:table-row table:style-name="Taula2.1">
          <table:table-cell table:style-name="Taula2.A1" office:value-type="string">
            <text:p text:style-name="P1">2<text:span text:style-name="T5">nd</text:span> verification case</text:p>
          </table:table-cell>
        </table:table-row>
        <table:table-row table:style-name="Taula2.2">
          <table:table-cell table:style-name="Taula2.A1" office:value-type="string">
            <text:p text:style-name="P5"><text:span text:style-name="T2">Objective</text:span><text:span text:style-name="T1">:</text:span><text:span text:style-name="T3"> Test missing second parameter, we suppose there exist a file called “txt” in the current working directory.</text:span></text:p>
            <text:p text:style-name="P5"><text:span text:style-name="T2">Input</text:span><text:span text:style-name="T1">:</text:span><text:span text:style-name="T3"> grep txt</text:span></text:p>
            <text:p text:style-name="P11"><text:span text:style-name="T2">Previewed output</text:span><text:span text:style-name="T1">:</text:span></text:p>
            <text:p text:style-name="P12">Missing parameters.</text:p>
            <text:p text:style-name="P12">Usage: grep &lt;file&gt; &lt;needle&gt;</text:p>
            <text:p text:style-name="P5"><text:span text:style-name="T2">Verification output</text:span><text:span text:style-name="T1">: </text:span></text:p>
            <text:p text:style-name="P12">Missing parameters.</text:p>
            <text:p text:style-name="P3">Usage: grep &lt;file&gt; &lt;needle&gt;</text:p>
            <text:p text:style-name="P5"><text:span text:style-name="T2">Explanation</text:span><text:span text:style-name="T1">: We are missing the second parameter so we do not know what we are trying to find in the file.</text:span></text:p>
            <text:p text:style-name="P2"/>
          </table:table-cell>
        </table:table-row>
      </table:table>
      <text:p text:style-name="P6"/>
      <text:p text:style-name="P7"/>
      <table:table table:name="Taula3" table:style-name="Taula3">
        <table:table-column table:style-name="Taula3.A"/>
        <table:table-row table:style-name="Taula3.1">
          <table:table-cell table:style-name="Taula3.A1" office:value-type="string">
            <text:p text:style-name="P1">3<text:span text:style-name="T5">rd</text:span> verification case</text:p>
          </table:table-cell>
        </table:table-row>
        <table:table-row table:style-name="Taula3.2">
          <table:table-cell table:style-name="Taula3.A1" office:value-type="string">
            <text:p text:style-name="P5"><text:span text:style-name="T2">Objective</text:span><text:span text:style-name="T1">:</text:span><text:span text:style-name="T3"> Test file not found error</text:span></text:p>
            <text:p text:style-name="P5"><text:span text:style-name="T2">Input</text:span><text:span text:style-name="T1">:</text:span><text:span text:style-name="T3"> grep txts "me"</text:span></text:p>
            <text:p text:style-name="P11"><text:span text:style-name="T2">Previewed output</text:span><text:span text:style-name="T1">:</text:span></text:p>
            <text:p text:style-name="P12">Error opening file: No such file or directory</text:p>
            <text:p text:style-name="P5"><text:span text:style-name="T2">Verification output</text:span><text:span text:style-name="T1">: </text:span></text:p>
            <text:p text:style-name="P2">Error opening file: No such file or directory</text:p>
            <text:p text:style-name="P5"><text:span text:style-name="T4">Explanation</text:span><text:span text:style-name="T3">: There is no file called “txts” in the current working directory.</text:span></text:p>
          </table:table-cell>
        </table:table-row>
      </table:table>
      <text:p text:style-name="P4"/>
      <text:p text:style-name="P14">From here on we are supposing that we are at “Home”</text:p>
      <text:p text:style-name="P4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">4<text:span text:style-name="T5">th</text:span> verification case</text:p>
          </table:table-cell>
        </table:table-row>
        <table:table-row table:style-name="Tabla1.2">
          <table:table-cell table:style-name="Tabla1.A1" office:value-type="string">
            <text:p text:style-name="P5"><text:span text:style-name="T2">Objective</text:span><text:span text:style-name="T1">:</text:span><text:span text:style-name="T3"> Test the command works as expected.</text:span></text:p>
            <text:p text:style-name="P5"><text:span text:style-name="T2">Input</text:span><text:span text:style-name="T1">:</text:span><text:span text:style-name="T3"> grep diary birthday</text:span></text:p>
            <text:p text:style-name="P11"><text:span text:style-name="T2">Previewed output</text:span><text:span text:style-name="T1">:</text:span></text:p>
            <text:p text:style-name="P12">text of any lines that contain the word <text:span text:style-name="T6">birthday, starting by birthday word (given word)</text:span></text:p>
            <text:p text:style-name="P5"><text:span text:style-name="T2">Verification output</text:span><text:span text:style-name="T1">: ommited all content</text:span></text:p>
            <text:p text:style-name="P12">birthday! Grandma has done a cheese cake […]</text:p>
            <text:p text:style-name="P12">birthday, I'm so excited! Grandma </text:p>
            <text:p text:style-name="P5"><text:span text:style-name="T4">Explanation</text:span><text:span text:style-name="T3">: The text text that was before the “birthday” is not shown.</text:span></text:p>
          </table:table-cell>
        </table:table-row>
      </table:table>
      <text:p text:style-name="P13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">5<text:span text:style-name="T5">th</text:span> verification case</text:p>
          </table:table-cell>
        </table:table-row>
        <table:table-row table:style-name="Tabla2.2">
          <table:table-cell table:style-name="Tabla2.A1" office:value-type="string">
            <text:p text:style-name="P5"><text:span text:style-name="T2">Objective</text:span><text:span text:style-name="T1">:</text:span><text:span text:style-name="T3"> Test shown output if nothing is found</text:span></text:p>
            <text:p text:style-name="P5"><text:span text:style-name="T2">Input</text:span><text:span text:style-name="T1">:</text:span><text:span text:style-name="T3"> grep birthday "asd"</text:span></text:p>
            <text:p text:style-name="P11"><text:span text:style-name="T2">Previewed output</text:span><text:span text:style-name="T1">:</text:span></text:p>
            <text:p text:style-name="P12">there are no lines containing the string “asd”, so nothing will be shown</text:p>
            <text:p text:style-name="P5"><text:span text:style-name="T2">Verification output</text:span><text:span text:style-name="T1">: </text:span></text:p>
            <text:p text:style-name="P2"/>
            <text:p text:style-name="P5"><text:span text:style-name="T4">Explanation</text:span><text:span text:style-name="T3">: A blank line is shown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Lohit Hindi1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New Century Schlbk" svg:font-family="'New Century Schlbk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S Mincho" svg:font-family="'MS Mincho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GB" style:letter-kerning="true" style:font-size-asian="10pt" style:language-asian="en" style:country-asian="GB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mbria" fo:font-size="10pt" fo:language="en" fo:country="GB" style:letter-kerning="true" style:font-name-asian="MS Mincho" style:font-size-asian="10pt" style:language-asian="en" style:country-asian="GB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.141cm" fo:margin-bottom="0cm" fo:orphans="0" fo:widows="0" style:writing-mode="lr-tb"/>
      <style:text-properties style:use-window-font-color="true" style:font-name="Times" fo:font-size="12pt" fo:language="es" fo:country="ES" style:font-name-asian="Times New Roman" style:font-size-asian="12pt" style:language-asian="es" style:country-asian="ES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064cm" fo:margin-bottom="2.131cm" fo:margin-left="2.501cm" fo:margin-right="2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berto Lafuente</meta:initial-creator>
    <meta:editing-cycles>20</meta:editing-cycles>
    <meta:print-date>2014-01-28T14:47:00</meta:print-date>
    <meta:creation-date>2014-08-28T09:07:00</meta:creation-date>
    <dc:date>2020-05-16T18:48:32.29</dc:date>
    <meta:editing-duration>PT59M53S</meta:editing-duration>
    <meta:generator>OpenOffice/4.1.6$Win32 OpenOffice.org_project/416m1$Build-9790</meta:generator>
    <dc:creator>Alexander Bergareche Casla</dc:creator>
    <meta:document-statistic meta:table-count="5" meta:image-count="0" meta:object-count="0" meta:page-count="2" meta:paragraph-count="50" meta:word-count="281" meta:character-count="1848"/>
    <meta:user-defined meta:name="AppVersion">12.0000</meta:user-defined>
    <meta:user-defined meta:name="Company">Universidad del Pais Vasco - Euskal Herriko Uniber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